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969de" officeooo:paragraph-rsid="000969de" style:language-asian="zxx" style:country-asian="none" style:language-complex="zxx" style:country-complex="none"/>
    </style:style>
    <style:style style:name="T1" style:family="text">
      <style:text-properties officeooo:rsid="000aa9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yło o "Burym", teraz sprowokowany przez Kukiza jestem zmuszony napisać coś o Józefie Kurasiu "Ogniu".</text:p>
      <text:p text:style-name="P1"/>
      <text:p text:style-name="P1">Wizerunek "Ognia", który dominuje w naszych czasach został tak naprawdę wykreowany przez komunistów. Jako dowód cytowali oni raport, swoisty dziennik, prowadzony przez "Ognia" z czasów jego działalności w latach 1945 - 1947. </text:p>
      <text:p text:style-name="P1"/>
      <text:p text:style-name="P1">Problem polega jednak na tym, że ten dziennik został spreparowany przez Władysława Machejeka, współorganizatora Gwardii Ludowej, walczącego zbrojnie ze Świętokrzyską Brygadą NSZ, po wojnie sekretarz PPR w Nowym Targu i redaktor naczelny szeregu komunistycznych pism. Ba, nawet za swoją działalność partyzancką (szybkie nogi...) otrzymał Krzyż Srebrny Virtuti Militari (V klasy).</text:p>
      <text:p text:style-name="P1"/>
      <text:p text:style-name="P1">Jego "machejkizm" zrodził jeszcze kilka sfałszowanych raportów na zlecenie, niestety nie mogę znaleźć listy tych tytułów. Jeśli uda mi się to znaleźć w tysiącach stron w moim pokoju, to zacytuję ten fragment.</text:p>
      <text:p text:style-name="P1"/>
      <text:p text:style-name="P1">Zgadza się, Kuraś prowadził dziennik z działalności na Podhalu. Cytował go płk UB-SB Stanisław Wałach w swojej książce "Był w Polsce czas...", opisując swoją działalność z okresu utrwalania władzy ludowej w Polsce i walkę przeciwko "reakcyjnemu podziemiu", w tym oddziałom "Ognia". Sama książka jest pisana z perspektywy komunistycznego urzędnika i względem partyzantów jest tendencyjna, nie należy więc dawać wiary opisom krwawych mordów dokonywanych przez "Ognia" i innych. Ale raport zawarty w aneksie wydaje się być w 100% wiarygodny i jak dotąd historycy nie podważyli jego prawdziwości.</text:p>
      <text:p text:style-name="P1"/>
      <text:p text:style-name="P1">Samą książkę możecie ściągnąć stąd:</text:p>
      <text:p text:style-name="P1"><text:a xlink:type="simple" xlink:href="https://drive.google.com/open?id=0Bzdl1KCFuP2SOEZYTWdLVzFjMDg" text:style-name="Internet_20_link" text:visited-style-name="Visited_20_Internet_20_Link">https://drive.google.com/open?id=0Bzdl1KCFuP2SOEZYTWdLVzFjMDg</text:a></text:p>
      <text:p text:style-name="P1"/>
      <text:p text:style-name="P1">Co ciekawe znajduje się tam również list napisany przez Kurasia do funkcjonariuszy UB, w którym odmawia on poddaniu się amnestii dla żołnierzy podziemia niepodległościowego. List znajduje się na stronie 154 (85 str. pdf-u).</text:p>
      <text:p text:style-name="P1">Raport znajduje się na stronie 463 (258 str. pdf-u) i ciągnie się praktycznie do końca książki, wraz z licznymi manifestami i rozkazami dowódcy.</text:p>
      <text:p text:style-name="P1"/>
      <text:p text:style-name="P1">Warto go sobie przejrzeć, by zorientować się, że konspiracja i walka partyzancka to nie jest romantyczne siedzenie po lasach w celu nagłego posłania kulki i ucieczki "chyłkiem". </text:p>
      <text:p text:style-name="P1">Prawdziwa walka podziemia niepodległościowego to systematyczna walka nie tylko z UB, MO i KBW, ale również likwidacja konfidentów wśród ludności cywilnej, w tym najczęściej mniejszości narodowych (czego Kuraś zresztą nie ukrywał, w swoim raporcie wprost mówi o Żydach i Słowakach). <text:line-break/><text:span text:style-name="T1">To systematyczne nakładanie kar finansowych na konfidentów UB, które trzeba umieć (i chcieć) ściągać i egzekwować. </text:span></text:p>
      <text:p text:style-name="P1">To konfiskata mienia wśród ludzi podejrzewanych o kolaborację z komunistami. </text:p>
      <text:p text:style-name="P1">To kradzież pieniędzy i mienia z DOWOLNEGO urzędu państwowego, czyli komunistycznego (w tym kółka rolnicze; kasy kolejowe, pocztowe; zjednoczenie węglowe, cukrowe, spółdzielnie, itp.).</text:p>
      <text:p text:style-name="P1">To przejmowanie pomocy UNRRA. </text:p>
      <text:p text:style-name="P1">To regularne likwidowanie dezerterów i bandytów, którzy działają na twoją szkodę.</text:p>
      <text:p text:style-name="P1"/>
      <text:p text:style-name="P1">Walka o niepodległość ma g# wspólnego z romantyzmem.</text:p>
      <text:p text:style-name="P1"/>
      <text:p text:style-name="P1"/>
      <text:p text:style-name="P1">Co do "Ognia"... Nie będę się tutaj wdawał w szczegóły ogólnodostępne, np. na Wiki. Należy <text:soft-page-break/>jednak pamiętać o kilku sprawach.</text:p>
      <text:p text:style-name="P1"/>
      <text:p text:style-name="P1">1. Kuraś był wychowywany w duchu patriotycznym od dzieciństwa. Jeszcze przed wojną należał do Korpusu Ochrony Pogranicza, a we wrześniu 1939 walczył w 1 Pułku Strzelców Podhalańskich WP. W czasie okupacji związał się z konspiracją już od samego początku, jeszcze przed ZWZ. Właśnie takie wychowanie i postawa determinowała żelazną dyscyplinę jego oddziałów i bezwzględność wobec dezerterów, konfidentów i złodziei. <text:line-break/></text:p>
      <text:p text:style-name="P1">W jego rozkazie do dowódcy 2 Kompanii z 7 II 1947 r. możemy przeczytać:</text:p>
      <text:p text:style-name="P1">"Złodziejstwo, pijaństwo zostanie surowo ukarane. Partyzantka nie jest po to, aby wyładować swoją kieszeń, tylko pracą z poświęceniem dla idei."<text:line-break/></text:p>
      <text:p text:style-name="P1">"Ogień" masowo wydawał wyroki śmierci na konfidentów, bandytów, złodziei i dezerterów własnych oddziałów, nie mówiąc już o funkcjonariuszach MO, UB i KBW. Co, oczywiście, nie przysparzało mu zwolenników wśród rodzin tych ofiar.</text:p>
      <text:p text:style-name="P1"/>
      <text:p text:style-name="P1">2. Mówi się, że AK za jego niesubordynację wydało na niego wyrok kary śmierci. <text:line-break/><text:line-break/>Nie jest to do końca prawda. <text:line-break/><text:line-break/>Chodzi o sytuację z grudnia 1943 roku, kiedy przejął dowództwo nad oddziałem AK "Wilk" na czas nieobecności komendanta, por. Krystyna Więckowskiego "Zawiszy". Wykorzystali to Niemcy, którzy w wyniku donosu, okrążyli jego oddział pod Czerwonym Groniem. Oddział wydostał się z obławy, ale stracił dwóch ludzi i cały sprzęt ukryty w obozie i ziemiankach. <text:line-break/></text:p>
      <text:p text:style-name="P1">Na dodatek "Ogień" nie zjawił się u swojego dowódcy po tym zdarzeniu, zapewne bojąc się o swoje życie. Zwrócił się natomiast do Komendy Okręgu AK o przeprowadzenie śledztwa w tej sprawie. Tymczasem "Zawisza" wydał rozkaz zastrzelenia Kurasia, nie bacząc na oficjalne stanowisko Wojskowego Sądu Specjalnego. <text:line-break/></text:p>
      <text:p text:style-name="P1">Ostatecznie dochodzenie względem Kurasia umorzono, o czym zawiadomiono go 1 VIII 1944 r., ale wtedy był już komendantem oddziału specjalnego Ludowej Straży Bezpieczeństwa, utworzonego przez konspiracyjne Stronnictwo Ludowe "Roch". </text:p>
      <text:p text:style-name="P1"/>
      <text:p text:style-name="P1">3. Początkowo kolaborował z władzą sowiecką, gdyż takie było założenie Stronnictwa Ludowego, którego był członkiem. Ludowcy uważali, że możliwe będzie przejęcie władzy pod sztandarem komunistów i prowadzenie lokalnej polityki. Został nawet szefem PUBP w Nowym Targu, służbę pełnił trzy tygodnie, ale jak wykazała kontrola z WUBP w Krakowie, robił niewiele w celu walki z reakcją. <text:span text:style-name="T1">Widząc prawdziwe oblicze nowej władzy i p</text:span>rzeczuwając jak to może się skończyć, Kuraś zbiegł w góry razem z kilkunastoma funkcjonariuszami UB i MO.</text:p>
      <text:p text:style-name="P1"/>
      <text:p text:style-name="P1">4. Kampania propagandowa rozkręcona przeciwko "Ogniowi" zbiera zwoje żniwo po dziś dzień. Żydowski Instytut Historyczny obwołuje Kurasia antysemitą na bazie raportu Machejeka, wymyślonych komunistycznych historii oraz oryginalnego raportu, wyciągając żydowskie ofiary z kontekstu i nie łącząc ich z komunistyczną władzą. </text:p>
      <text:p text:style-name="P1">To również tyczy się lewicowych gazet i portali, typu "Przegląd", które nie chcą weryfikować prawdziwości niektórych historii obwołując "Ognia" seryjnym gwałcicielem...</text:p>
      <text:p text:style-name="P1"/>
      <text:p text:style-name="P1">Wracając do jego powojennej działalności... miał on na tyle ogromną władzę na Podhalu, że mógł nakładać i ściągać kontrybucje z poszczególnych wiosek. W zamian za to likwidował bandytów, którzy działali na szkodę ludności cywilnej.</text:p>
      <text:p text:style-name="P1">Należy jednak pamiętać, że bajońskie sumy, które widzimy w raporcie są najczęściej karami <text:soft-page-break/>finansowymi nałożonymi na ludność cywilną w zamian za kolaborację z nowym rządem sowieckim. W końcu nie każdego trzeba od razu zastrzelić...</text:p>
      <text:p text:style-name="P1"/>
      <text:p text:style-name="P1">W 1946 roku Kuraś działał w całym województwie krakowskim, mając pod sobą 500 - 700 ludzi. Dość powiedzieć, że był na tyle skuteczny w walce z komunistami, że w pow. nowotarskim nie ostał się żaden posterunek MO za wyjątkiem Zakopanego i Szczawnicy. <text:line-break/><text:line-break/><text:span text:style-name="T1">O skuteczności działania „Ognia” świadczyły raporty działaczy PPR, którzy pisali, że są takie wsie, gdzie formalnie żadna władza wcale nie ma dostępu.</text:span></text:p>
      <text:p text:style-name="P1"/>
      <text:p text:style-name="P1">Najbardziej brawurową akcją było wtargnięcie do więzienia św. Michała w Krakowie 18 sierpnia 1946 r., gdzie oddział Jana Janusza "Siekiery" uwolnił ponad 60 więźniów, bez jednego wystrzału, w środku dnia, z więzienia znajdującego się dosłownie kilkaset metrów od koszar KBW, w centrum miasta pełnego sowieckich żołnierzy.</text:p>
      <text:p text:style-name="P1"/>
      <text:p text:style-name="P1">"Ogień" był rzeczywiście "królem Podhala". </text:p>
      <text:p text:style-name="P1"/>
      <text:p text:style-name="P1">Zginął, jak można się domyślić, w wyniku donosu własnych ludzi. Oddział Kurasia został okrążony 21 lutego 1947 r., a on, nie widząc szans na wyrwanie się z okrążenia, popełnił samobójstwo strzelając sobie w skroń. </text:p>
      <text:p text:style-name="P1">Zmarł w szpitalu w Nowym Targu 20 minut po półno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0S</meta:editing-duration>
    <meta:editing-cycles>4</meta:editing-cycles>
    <meta:generator>LibreOffice/5.2.3.3$Windows_X86_64 LibreOffice_project/d54a8868f08a7b39642414cf2c8ef2f228f780cf</meta:generator>
    <dc:date>2017-02-21T14:41:44.098000000</dc:date>
    <meta:document-statistic meta:table-count="0" meta:image-count="0" meta:object-count="0" meta:page-count="3" meta:paragraph-count="34" meta:word-count="1073" meta:character-count="7462" meta:non-whitespace-character-count="6400"/>
    <meta:user-defined meta:name="Info 1"/>
    <meta:user-defined meta:name="Info 2"/>
    <meta:user-defined meta:name="Info 3"/>
    <meta:user-defined meta:name="Info 4"/>
  </office:meta>
</office:document-meta>
</file>